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0">
            <text:p>Beta-203540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4590.0">
            <text:p>459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3">
            <text:p>-4.8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9">
            <text:p>Beta-203539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5530.0">
            <text:p>55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6">
            <text:p>-6.0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1">
            <text:p>Beta-203541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170.0">
            <text:p>91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31">
            <text:p>-14.31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7">
            <text:p>Beta-203537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8070.0">
            <text:p>80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63">
            <text:p>-13.63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139">
            <text:p>GrN-20139</text:p>
          </table:table-cell>
          <table:table-cell office:value-type="float" office:value="52.78">
            <text:p>52.78</text:p>
          </table:table-cell>
          <table:table-cell office:value-type="float" office:value="-8.94">
            <text:p>-8.94</text:p>
          </table:table-cell>
          <table:table-cell office:value-type="float" office:value="1495.0">
            <text:p>1495.0</text:p>
          </table:table-cell>
          <table:table-cell office:value-type="float" office:value="35.0">
            <text:p>3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975">
            <text:p>GrN-20975</text:p>
          </table:table-cell>
          <table:table-cell office:value-type="float" office:value="52.62">
            <text:p>52.62</text:p>
          </table:table-cell>
          <table:table-cell office:value-type="float" office:value="-8.99">
            <text:p>-8.99</text:p>
          </table:table-cell>
          <table:table-cell office:value-type="float" office:value="740.0">
            <text:p>740.0</text:p>
          </table:table-cell>
          <table:table-cell office:value-type="float" office:value="15.0">
            <text:p>1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0976">
            <text:p>GrN-20976</text:p>
          </table:table-cell>
          <table:table-cell office:value-type="float" office:value="52.67">
            <text:p>52.67</text:p>
          </table:table-cell>
          <table:table-cell office:value-type="float" office:value="-8.78">
            <text:p>-8.78</text:p>
          </table:table-cell>
          <table:table-cell office:value-type="float" office:value="3330.0">
            <text:p>3330.0</text:p>
          </table:table-cell>
          <table:table-cell office:value-type="float" office:value="25.0">
            <text:p>25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87">
            <text:p>-3.87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38">
            <text:p>Beta-203538</text:p>
          </table:table-cell>
          <table:table-cell office:value-type="float" office:value="52.64">
            <text:p>52.64</text:p>
          </table:table-cell>
          <table:table-cell office:value-type="float" office:value="-8.65">
            <text:p>-8.65</text:p>
          </table:table-cell>
          <table:table-cell office:value-type="float" office:value="6500.0">
            <text:p>65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1">
            <text:p>-6.8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2">
            <text:p>Beta-203542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350.0">
            <text:p>93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47">
            <text:p>-14.47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5301">
            <text:p>Beta-205301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820.0">
            <text:p>38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.36">
            <text:p>-1.36</text:p>
          </table:table-cell>
          <table:table-cell office:value-type="float" office:value="1.83">
            <text:p>1.83</text:p>
          </table:table-cell>
          <table:table-cell office:value-type="float" office:value="1.83">
            <text:p>1.83</text:p>
          </table:table-cell>
          <table:table-cell office:value-type="string" office:value="TaylorRuttle2013,ShennanEtal2018">
            <text:p>TaylorRuttle2013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4">
            <text:p>Beta-203544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660.0">
            <text:p>56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6">
            <text:p>-4.36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3">
            <text:p>Beta-203543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9580.0">
            <text:p>95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7">
            <text:p>-14.87</text:p>
          </table:table-cell>
          <table:table-cell office:value-type="float" office:value="1.74">
            <text:p>1.74</text:p>
          </table:table-cell>
          <table:table-cell office:value-type="float" office:value="1.74">
            <text:p>1.74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GrN-21931">
            <text:p>GrN-21931</text:p>
          </table:table-cell>
          <table:table-cell office:value-type="float" office:value="52.62">
            <text:p>52.62</text:p>
          </table:table-cell>
          <table:table-cell office:value-type="float" office:value="-8.99">
            <text:p>-8.99</text:p>
          </table:table-cell>
          <table:table-cell office:value-type="float" office:value="640.0">
            <text:p>640.0</text:p>
          </table:table-cell>
          <table:table-cell office:value-type="float" office:value="20.0">
            <text:p>20.0</text:p>
          </table:table-cell>
          <table:table-cell office:value-type="string" office:value="archaeological - wood">
            <text:p>archaeological -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2.73">
            <text:p>2.73</text:p>
          </table:table-cell>
          <table:table-cell office:value-type="float" office:value="2.73">
            <text:p>2.73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9">
            <text:p>Beta-211399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7120.0">
            <text:p>712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85">
            <text:p>-11.85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8">
            <text:p>Beta-211398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480.0">
            <text:p>34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5">
            <text:p>-2.2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7">
            <text:p>Beta-21139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790.0">
            <text:p>579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6647">
            <text:p>Beta-21664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7390.0">
            <text:p>739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1.85">
            <text:p>-11.85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6">
            <text:p>Beta-211396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7620.0">
            <text:p>7620.0</text:p>
          </table:table-cell>
          <table:table-cell office:value-type="float" office:value="40.0">
            <text:p>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3.01">
            <text:p>-13.01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102087">
            <text:p>Beta-102087</text:p>
          </table:table-cell>
          <table:table-cell office:value-type="float" office:value="52.67">
            <text:p>52.67</text:p>
          </table:table-cell>
          <table:table-cell office:value-type="float" office:value="-8.78">
            <text:p>-8.78</text:p>
          </table:table-cell>
          <table:table-cell office:value-type="float" office:value="4820.0">
            <text:p>482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3.33">
            <text:p>-3.33</text:p>
          </table:table-cell>
          <table:table-cell office:value-type="float" office:value="1.67">
            <text:p>1.67</text:p>
          </table:table-cell>
          <table:table-cell office:value-type="float" office:value="1.67">
            <text:p>1.67</text:p>
          </table:table-cell>
          <table:table-cell office:value-type="string" office:value="OSullivan2001,ShennanEtal2018">
            <text:p>OSullivan2001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5">
            <text:p>Beta-203545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6400.0">
            <text:p>6400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2">
            <text:p>-5.2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6">
            <text:p>Beta-203546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670.0">
            <text:p>567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1">
            <text:p>-4.5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7">
            <text:p>Beta-203547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4030.0">
            <text:p>40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4">
            <text:p>-3.64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9">
            <text:p>Beta-203549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3660.0">
            <text:p>36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03548">
            <text:p>Beta-203548</text:p>
          </table:table-cell>
          <table:table-cell office:value-type="float" office:value="52.67">
            <text:p>52.67</text:p>
          </table:table-cell>
          <table:table-cell office:value-type="float" office:value="-8.7">
            <text:p>-8.7</text:p>
          </table:table-cell>
          <table:table-cell office:value-type="float" office:value="5860.0">
            <text:p>58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3">
            <text:p>-4.43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Shannon">
            <text:p>Shannon</text:p>
          </table:table-cell>
          <table:table-cell office:value-type="string" office:value="radiocarbon">
            <text:p>radiocarbon</text:p>
          </table:table-cell>
          <table:table-cell office:value-type="string" office:value="Beta-211395">
            <text:p>Beta-211395</text:p>
          </table:table-cell>
          <table:table-cell office:value-type="float" office:value="52.66">
            <text:p>52.66</text:p>
          </table:table-cell>
          <table:table-cell office:value-type="float" office:value="-8.69">
            <text:p>-8.69</text:p>
          </table:table-cell>
          <table:table-cell office:value-type="float" office:value="7800.0">
            <text:p>780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13.01">
            <text:p>-13.01</text:p>
          </table:table-cell>
          <table:table-cell office:value-type="float" office:value="3.21">
            <text:p>3.21</text:p>
          </table:table-cell>
          <table:table-cell office:value-type="float" office:value="3.21">
            <text:p>3.21</text:p>
          </table:table-cell>
          <table:table-cell office:value-type="string" office:value="EdwardsEtal2017,ShennanEtal2018">
            <text:p>EdwardsEtal201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